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color="#0099ff" draw:fill="solid" draw:fill-color="#00b8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99ff" draw:fill="solid" draw:fill-color="#00b8ff" draw:textarea-horizontal-align="justify" draw:textarea-vertical-align="middle" draw:auto-grow-height="false" fo:min-height="1.95cm" fo:min-width="1.7cm"/>
    </style:style>
    <style:style style:name="gr3" style:family="graphic" style:parent-style-name="standard">
      <style:graphic-properties svg:stroke-color="#0099ff" draw:fill="solid" draw:fill-color="#00b8ff" draw:textarea-horizontal-align="justify" draw:textarea-vertical-align="middle" draw:auto-grow-height="false" fo:min-height="1.95cm" fo:min-width="2.2cm"/>
    </style:style>
    <style:style style:name="gr4" style:family="graphic" style:parent-style-name="standard">
      <style:graphic-properties svg:stroke-color="#0099ff" draw:fill="none" draw:textarea-horizontal-align="justify" draw:textarea-vertical-align="middle" draw:auto-grow-height="false" fo:min-height="6.959cm" fo:min-width="2.4cm"/>
    </style:style>
    <style:style style:name="gr5" style:family="graphic" style:parent-style-name="standard">
      <style:graphic-properties draw:stroke="none" svg:stroke-color="#0099ff" draw:fill="none" draw:fill-color="#ffffff" draw:textarea-horizontal-align="left" draw:auto-grow-height="true" draw:auto-grow-width="true" fo:min-height="3.088cm" fo:min-width="2.313cm"/>
    </style:style>
    <style:style style:name="gr6" style:family="graphic" style:parent-style-name="standard">
      <style:graphic-properties svg:stroke-color="#0099ff" draw:fill="none" draw:textarea-horizontal-align="justify" draw:textarea-vertical-align="middle" draw:auto-grow-height="false" fo:min-height="6.95cm" fo:min-width="2.8cm"/>
    </style:style>
    <style:style style:name="gr7" style:family="graphic" style:parent-style-name="standard">
      <style:graphic-properties draw:stroke="none" svg:stroke-color="#0099ff" draw:fill="none" draw:fill-color="#ffffff" draw:textarea-horizontal-align="left" draw:auto-grow-height="true" draw:auto-grow-width="true" fo:min-height="3.088cm" fo:min-width="3.1cm"/>
    </style:style>
    <style:style style:name="gr8" style:family="graphic" style:parent-style-name="standard">
      <style:graphic-properties draw:stroke="none" svg:stroke-color="#0099ff" draw:fill="none" fo:min-height="2.14cm"/>
    </style:style>
    <style:style style:name="gr9" style:family="graphic" style:parent-style-name="standard">
      <style:graphic-properties svg:stroke-color="#0099ff" draw:fill="hatch" draw:fill-hatch-name="Black_20_45_20_Degrees_20_Wide" draw:textarea-horizontal-align="justify" draw:textarea-vertical-align="middle" draw:auto-grow-height="false" fo:min-height="6.95cm" fo:min-width="2.8cm"/>
    </style:style>
    <style:style style:name="gr10" style:family="graphic" style:parent-style-name="standard">
      <style:graphic-properties svg:stroke-color="#0099ff" draw:fill="none" draw:textarea-horizontal-align="justify" draw:textarea-vertical-align="middle" draw:auto-grow-height="false" fo:min-height="9.25cm" fo:min-width="11cm"/>
    </style:style>
    <style:style style:name="gr11" style:family="graphic" style:parent-style-name="standard">
      <style:graphic-properties draw:stroke="none" svg:stroke-color="#0099ff" draw:fill="none" fo:min-height="0.64cm"/>
    </style:style>
    <style:style style:name="gr12" style:family="graphic" style:parent-style-name="standard">
      <style:graphic-properties draw:stroke="none" svg:stroke-color="#0099ff" draw:fill="none" fo:min-height="4.507cm"/>
    </style:style>
    <style:style style:name="gr13" style:family="graphic" style:parent-style-name="standard">
      <style:graphic-properties draw:stroke="none" svg:stroke-color="#0099ff" draw:fill="none" draw:fill-color="#ffffff" fo:min-height="0.75cm"/>
    </style:style>
    <style:style style:name="gr14" style:family="graphic" style:parent-style-name="standard">
      <style:graphic-properties draw:stroke="none" svg:stroke-color="#0099ff" draw:fill="none" fo:min-height="1.666cm"/>
    </style:style>
    <style:style style:name="gr15" style:family="graphic" style:parent-style-name="standard">
      <style:graphic-properties draw:stroke="none" svg:stroke-color="#0099ff" draw:fill="none" draw:fill-color="#ffffff" fo:min-height="0.949cm"/>
    </style:style>
    <style:style style:name="gr16" style:family="graphic" style:parent-style-name="standard">
      <style:graphic-properties draw:stroke="none" svg:stroke-color="#0099ff" draw:fill="none" draw:fill-color="#ffffff" draw:textarea-horizontal-align="left" draw:auto-grow-height="true" draw:auto-grow-width="true" fo:min-height="0.556cm" fo:min-width="0.421cm"/>
    </style:style>
    <style:style style:name="gr17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99ff" draw:fill="none" fo:min-height="0.556cm"/>
    </style:style>
    <style:style style:name="gr19" style:family="graphic" style:parent-style-name="standard">
      <style:graphic-properties svg:stroke-color="#0099ff" draw:fill="hatch" draw:fill-hatch-name="Black_20_45_20_Degrees_20_Wide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99ff" draw:fill="none" draw:fill-color="#ffffff" draw:textarea-horizontal-align="left" draw:auto-grow-height="true" draw:auto-grow-width="true" fo:min-height="3.202cm" fo:min-width="1.914cm"/>
    </style:style>
    <style:style style:name="gr21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99ff" draw:fill="none" draw:fill-color="#ffffff" fo:min-height="0.85cm"/>
    </style:style>
    <style:style style:name="gr23" style:family="graphic" style:parent-style-name="standard">
      <style:graphic-properties svg:stroke-color="#0099ff" draw:fill="solid" draw:fill-color="#00b8ff" draw:textarea-horizontal-align="justify" draw:textarea-vertical-align="middle" draw:auto-grow-height="false" fo:min-height="1.95cm" fo:min-width="1.9cm"/>
    </style:style>
    <style:style style:name="gr24" style:family="graphic" style:parent-style-name="standard">
      <style:graphic-properties svg:stroke-color="#0099ff" draw:fill="none" draw:textarea-horizontal-align="justify" draw:textarea-vertical-align="middle" draw:auto-grow-height="false" fo:min-height="6.95cm" fo:min-width="2.5cm"/>
    </style:style>
    <style:style style:name="gr25" style:family="graphic" style:parent-style-name="standard">
      <style:graphic-properties draw:stroke="none" draw:fill="none" fo:min-height="3.16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b8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00b8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hatch" draw:fill-hatch-name="Black_20_45_20_Degrees_20_Wid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2" draw:layer="layout" svg:width="29.7cm" svg:height="2cm" svg:x="0cm" svg:y="19cm">
          <text:p text:style-name="P1"><text:span text:style-name="T1">Browser capabilities </text:span></text:p>
          <text:p text:style-name="P1"><text:span text:style-name="T1">(basic, websocket, webRTC, ...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2.2cm" svg:x="0.652cm" svg:y="11.3cm">
          <text:p text:style-name="P1"><text:span text:style-name="T2">SIP </text:span></text:p>
          <text:p text:style-name="P1"><text:span text:style-name="T2">Stack</text:span></text:p>
          <text:p text:style-name="P1"><text:span text:style-name="T2">(jsSIP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cm" svg:height="2.2cm" svg:x="3.8cm" svg:y="11.3cm">
          <text:p text:style-name="P1"><text:span text:style-name="T2">XMPP </text:span></text:p>
          <text:p text:style-name="P1"><text:span text:style-name="T2">Stack</text:span></text:p>
          <text:p text:style-name="P1"><text:span text:style-name="T2">(JsJaC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cm" svg:height="2.2cm" svg:x="10.7cm" svg:y="11.3cm">
          <text:p text:style-name="P1"><text:span text:style-name="T2">MSRP</text:span></text:p>
          <text:p text:style-name="P1"><text:span text:style-name="T2">Stack</text:span></text:p>
          <text:p text:style-name="P1"><text:span text:style-name="T2">(Crocodile</text:span></text:p>
          <text:p text:style-name="P1"><text:span text:style-name="T2">MSRP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7.209cm" svg:x="0.3cm" svg:y="6.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813cm" svg:height="3.338cm" svg:x="0.352cm" svg:y="6.6cm">
          <draw:text-box>
            <text:p text:style-name="P1"><text:span text:style-name="T1">oSDK SIP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Media API,</text:span></text:p>
            <text:p text:style-name="P1"><text:span text:style-name="T2">Capabilities </text:span></text:p>
            <text:p text:style-name="P1"><text:span text:style-name="T2">API]</text:span></text:p>
          </draw:text-box>
        </draw:frame>
        <draw:custom-shape draw:style-name="gr6" draw:text-style-name="P4" draw:layer="layout" svg:width="3.3cm" svg:height="7.2cm" svg:x="3.5cm" svg:y="6.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3.338cm" svg:x="3.422cm" svg:y="6.6cm">
          <draw:text-box>
            <text:p text:style-name="P1"><text:span text:style-name="T1">oSDK XMPP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Messaging API,</text:span></text:p>
            <text:p text:style-name="P1"><text:span text:style-name="T2">Presence API,</text:span></text:p>
            <text:p text:style-name="P1"><text:span text:style-name="T2">Roster API]</text:span></text:p>
          </draw:text-box>
        </draw:frame>
        <draw:frame draw:style-name="gr8" draw:text-style-name="P4" draw:layer="layout" svg:width="4.3cm" svg:height="2.39cm" svg:x="9.9cm" svg:y="6.61cm">
          <draw:text-box>
            <text:p text:style-name="P1"><text:span text:style-name="T1">oSDK MSRP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Filetransfer API]</text:span></text:p>
          </draw:text-box>
        </draw:frame>
        <draw:custom-shape draw:style-name="gr9" draw:text-style-name="P6" draw:layer="layout" svg:width="3.3cm" svg:height="7.2cm" svg:x="10.4cm" svg:y="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1.5cm" svg:height="9.5cm" svg:x="14.3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6.027cm" svg:height="0.89cm" svg:x="17.4cm" svg:y="5.1cm">
          <draw:text-box>
            <text:p text:style-name="P1"><text:span text:style-name="T1">oSDP OneAPI SDK</text:span></text:p>
          </draw:text-box>
        </draw:frame>
        <draw:frame draw:style-name="gr12" draw:text-style-name="P4" draw:layer="layout" svg:width="2.965cm" svg:height="4.757cm" svg:x="14.497cm" svg:y="6.6cm">
          <draw:text-box>
            <text:p text:style-name="P1"><text:span text:style-name="T1">oSDK SMS</text:span></text:p>
            <text:p text:style-name="P1"><text:span text:style-name="T1">module</text:span></text:p>
          </draw:text-box>
        </draw:frame>
        <draw:frame draw:style-name="gr13" draw:text-style-name="P8" draw:layer="layout" svg:width="2.5cm" svg:height="1cm" svg:x="14.749cm" svg:y="11.9cm">
          <draw:text-box>
            <text:p text:style-name="P1"><text:span text:style-name="T2">[SMS API]</text:span></text:p>
          </draw:text-box>
        </draw:frame>
        <draw:frame draw:style-name="gr14" draw:text-style-name="P4" draw:layer="layout" svg:width="2.5cm" svg:height="1.916cm" svg:x="17.7cm" svg:y="6.6cm">
          <draw:text-box>
            <text:p text:style-name="P1"><text:span text:style-name="T1">oSDK Location</text:span></text:p>
            <text:p text:style-name="P1"><text:span text:style-name="T1">module</text:span></text:p>
          </draw:text-box>
        </draw:frame>
        <draw:frame draw:style-name="gr14" draw:text-style-name="P4" draw:layer="layout" svg:width="2.7cm" svg:height="1.916cm" svg:x="20.6cm" svg:y="6.584cm">
          <draw:text-box>
            <text:p text:style-name="P1"><text:span text:style-name="T1">oSDK Payment</text:span></text:p>
            <text:p text:style-name="P1"><text:span text:style-name="T1">module</text:span></text:p>
          </draw:text-box>
        </draw:frame>
        <draw:frame draw:style-name="gr15" draw:text-style-name="P8" draw:layer="layout" svg:width="2.7cm" svg:height="1.199cm" svg:x="17.6cm" svg:y="11.6cm">
          <draw:text-box>
            <text:p text:style-name="P1"><text:span text:style-name="T2">[Location API]</text:span></text:p>
          </draw:text-box>
        </draw:frame>
        <draw:frame draw:style-name="gr15" draw:text-style-name="P8" draw:layer="layout" svg:width="2.7cm" svg:height="1.199cm" svg:x="20.6cm" svg:y="11.6cm">
          <draw:text-box>
            <text:p text:style-name="P1"><text:span text:style-name="T2">[Payment</text:span></text:p>
            <text:p text:style-name="P1"><text:span text:style-name="T2">API]</text:span></text:p>
          </draw:text-box>
        </draw:frame>
        <draw:frame draw:style-name="gr16" draw:text-style-name="P9" draw:layer="layout" svg:width="0.921cm" svg:height="0.806cm" svg:x="24.079cm" svg:y="9.5cm">
          <draw:text-box>
            <text:p><text:span text:style-name="T1">...</text:span></text:p>
          </draw:text-box>
        </draw:frame>
        <draw:custom-shape draw:style-name="gr17" draw:text-style-name="P4" draw:layer="layout" svg:width="14cm" svg:height="9.5cm" svg:x="0cm" svg:y="4.6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4cm" svg:height="0.806cm" svg:x="0.1cm" svg:y="5.1cm">
          <draw:text-box>
            <text:p text:style-name="P1"><text:span text:style-name="T1">External libraries wrappers</text:span></text:p>
          </draw:text-box>
        </draw:frame>
        <draw:custom-shape draw:style-name="gr19" draw:text-style-name="P6" draw:layer="layout" svg:width="3.6cm" svg:height="9.5cm" svg:x="26.1cm" svg:y="4.6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2.414cm" svg:height="3.452cm" svg:x="26.786cm" svg:y="4.6cm">
          <draw:text-box>
            <text:p text:style-name="P1"><text:span text:style-name="T1">TAS </text:span></text:p>
            <text:p text:style-name="P1"><text:span text:style-name="T1">Client </text:span></text:p>
            <text:p text:style-name="P1"><text:span text:style-name="T1">SDK </text:span></text:p>
            <text:p text:style-name="P1"><text:span text:style-name="T1">modules</text:span></text:p>
          </draw:text-box>
        </draw:frame>
        <draw:custom-shape draw:style-name="gr21" draw:text-style-name="P7" draw:layer="layout" svg:width="29.7cm" svg:height="2cm" svg:x="0cm" svg:y="2.3cm">
          <text:p text:style-name="P1"><text:span text:style-name="T1">oSDK Client module (client utility methods) </text:span></text:p>
          <text:p text:style-name="P1"><text:span text:style-name="T2"/></text:p>
          <text:p text:style-name="P1"><text:span text:style-name="T2">[Core API]</text:span></text:p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014cm" svg:height="1.1cm" svg:x="26.4cm" svg:y="11.9cm">
          <draw:text-box>
            <text:p text:style-name="P1"><text:span text:style-name="T2">[TAS API]</text:span></text:p>
          </draw:text-box>
        </draw:frame>
        <draw:custom-shape draw:style-name="gr21" draw:text-style-name="P7" draw:layer="layout" svg:width="29.7cm" svg:height="2cm" svg:x="0cm" svg:y="14.4cm">
          <text:p text:style-name="P1"><text:span text:style-name="T1">oSDK Auth module (authorization &amp; authentication) </text:span></text:p>
          <text:p text:style-name="P1"><text:span text:style-name="T2"/></text:p>
          <text:p text:style-name="P1"><text:span text:style-name="T2">[Core API, Connection API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7cm" svg:height="2cm" svg:x="0cm" svg:y="0cm">
          <text:p text:style-name="P1"><text:span text:style-name="T1">Web-application (oClient)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9.7cm" svg:height="2cm" svg:x="0cm" svg:y="16.7cm">
          <text:p text:style-name="P1"><text:span text:style-name="T1">oSDK internal utilities, core module object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7cm" svg:height="7.2cm" svg:x="14.6cm" svg:y="6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7cm" svg:height="7.2cm" svg:x="17.6cm" svg:y="6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7cm" svg:height="7.2cm" svg:x="20.6cm" svg:y="6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9cm" svg:height="7.2cm" svg:x="23.6cm" svg:y="6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4cm" svg:height="2.2cm" svg:x="7.4cm" svg:y="11.3cm">
          <text:p text:style-name="P1"><text:span text:style-name="T2">STOMP</text:span></text:p>
          <text:p text:style-name="P1"><text:span text:style-name="T2">Stack</text:span></text:p>
          <text:p text:style-name="P1"><text:span text:style-name="T2">(StompJS)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cm" svg:height="7.2cm" svg:x="7.1cm" svg:y="6.6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3.8cm" svg:height="3.419cm" svg:x="6.7cm" svg:y="6.581cm">
          <draw:text-box>
            <text:p text:style-name="P1"><text:span text:style-name="T1">oSDK</text:span></text:p>
            <text:p text:style-name="P1"><text:span text:style-name="T1">Cobrowsing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Cobrowsing</text:span></text:p>
            <text:p text:style-name="P1"><text:span text:style-name="T2"><text:s/></text:span><text:span text:style-name="T2">API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3T09:09:36</meta:creation-date>
    <dc:date>2015-04-20T16:27:07.379541734</dc:date>
    <meta:editing-duration>P2DT8H35M38S</meta:editing-duration>
    <meta:editing-cycles>106</meta:editing-cycles>
    <meta:generator>LibreOffice/4.4.2.2$Linux_X86_64 LibreOffice_project/40m0$Build-2</meta:generator>
    <meta:document-statistic meta:object-count="35"/>
  </office:meta>
</office:document-meta>
</file>